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6E0000032427DA57196B3087A1.png" manifest:media-type="image/png"/>
  <manifest:file-entry manifest:full-path="Pictures/10001A560000545600006D2425881891B8084E31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23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59cm" svg:height="27.94cm" svg:x="0cm" svg:y="0.034cm">
          <draw:image xlink:href="Pictures/10001A560000545600006D2425881891B8084E31.svg" xlink:type="simple" xlink:show="embed" xlink:actuate="onLoad" loext:mime-type="image/svg+xml">
            <text:p/>
          </draw:image>
          <draw:image xlink:href="Pictures/100002010000026E0000032427DA57196B3087A1.png" xlink:type="simple" xlink:show="embed" xlink:actuate="onLoad" loext:mime-type="image/png"/>
        </draw:frame>
      </draw:page>
      <draw:page draw:name="page2" draw:style-name="dp1" draw:master-page-name="Default">
        <draw:frame draw:style-name="gr1" draw:text-style-name="P1" draw:layer="layout" svg:width="21.59cm" svg:height="27.94cm" svg:x="0cm" svg:y="0.034cm">
          <draw:image xlink:href="Pictures/10001A560000545600006D2425881891B8084E31.svg" xlink:type="simple" xlink:show="embed" xlink:actuate="onLoad" loext:mime-type="image/svg+xml">
            <text:p/>
          </draw:image>
          <draw:image xlink:href="Pictures/100002010000026E0000032427DA57196B3087A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8:23:28.327165144</meta:creation-date>
    <dc:date>2019-08-11T18:25:38.046976605</dc:date>
    <meta:editing-duration>PT2M10S</meta:editing-duration>
    <meta:editing-cycles>2</meta:editing-cycles>
    <meta:generator>LibreOffice/6.2.5.2$Linux_X86_64 LibreOffice_project/20$Build-2</meta:generator>
    <meta:document-statistic meta:object-count="2"/>
  </office:meta>
</office:document-meta>
</file>